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4984" calcext:value-type="float">
            <text:p>88.6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5104" calcext:value-type="float">
            <text:p>89.6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5" calcext:value-type="float">
            <text:p>81.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5432" calcext:value-type="float">
            <text:p>79.2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9832" calcext:value-type="float">
            <text:p>80.1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1184" calcext:value-type="float">
            <text:p>77.2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7584" calcext:value-type="float">
            <text:p>82.7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201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4632" calcext:value-type="float">
            <text:p>84.3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3328" calcext:value-type="float">
            <text:p>78.4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7336" calcext:value-type="float">
            <text:p>70.8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0352" calcext:value-type="float">
            <text:p>69.1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0232" calcext:value-type="float">
            <text:p>68.1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9176" calcext:value-type="float">
            <text:p>77.9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692" calcext:value-type="float">
            <text:p>62.9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199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199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9656" calcext:value-type="float">
            <text:p>58.9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6504" calcext:value-type="float">
            <text:p>55.0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198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198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198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198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198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198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4144" calcext:value-type="float">
            <text:p>55.2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33504</text:p>
          </table:table-cell>
          <table:table-cell office:value-type="string" calcext:value-type="string">
            <text:p>198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